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Week 4 Containerization</text:p>
      <text:p text:style-name="Standard">DevOps</text:p>
      <text:p text:style-name="Standard">DO Blended</text:p>
      <text:p text:style-name="Standard">Winter 2023</text:p>
      <text:p text:style-name="Standard">CSDO1010-005-B-W23</text:p>
      <text:p text:style-name="Standard">Week 4: Containerization</text:p>
      <text:p text:style-name="Standard">GETTING STARTED</text:p>
      <text:p text:style-name="Standard">Underline</text:p>
      <text:p text:style-name="Standard"/>
      <text:p text:style-name="Standard">As you probably know by now, containers have revolutionized the software industry. Open Answers: What are containers? Red Hat OpenShift software engineer Sally O'Malley talks about some of the benefits of containers for IT operations and developers [0:41 minutes].</text:p>
      <text:p text:style-name="Standard"/>
      <text:p text:style-name="Standard"/>
      <text:p text:style-name="Standard"/>
      <text:p text:style-name="Standard">Before starting a deep dive into your learning adventure, think about the following questions:</text:p>
      <text:p text:style-name="Standard"/>
      <text:p text:style-name="Standard">What are microservices? How can microservices benefit the organization?</text:p>
      <text:p text:style-name="Standard">How is microservices architecture optimized for DevOps and continuous integration/continuous delivery (CI/CD)? And does Microservices require DevOps in order to be successful?</text:p>
      <text:p text:style-name="Standard">What are the core technologies and tools for operating microservices?</text:p>
      <text:p text:style-name="Standard">What are some of the useful common design patterns and anti-patterns for addressing microservices architecture challenges and opportunities?</text:p>
      <text:p text:style-name="Standard">What is containerization? And how it related to virtualization?</text:p>
      <text:p text:style-name="Standard">What is application containerization? And what are the benefits containerization offers to the development team?</text:p>
      <text:p text:style-name="Standard">What are the differences between containers and virtual machines?</text:p>
      <text:p text:style-name="Standard">What is the Docker file, Docker engine, and Docker Compose? And how is each used?</text:p>
      <text:p text:style-name="Standard">What are Docker development patterns and best practices for building images and writing Docker files?</text:p>
      <text:p text:style-name="Standard">What is a container registry? And what are the types of container registries?</text:p>
      <text:p text:style-name="Standard">What is Docker Hub, and how can I use it?</text:p>
      <text:p text:style-name="Standard"/>
      <text:p text:style-name="Standard">OVERVIEW</text:p>
      <text:p text:style-name="Standard">Underline</text:p>
      <text:p text:style-name="Standard"/>
      <text:p text:style-name="Standard">MicroservicesThis week you will learn about microservices and how it relates to DevOps. We will examine the benefits of microservices to the organization. You will know the key enabling tools and technologies for microservices. And we will cover some of the design patterns and anti-patterns for addressing microservices common challenges and opportunities.</text:p>
      <text:p text:style-name="Standard"/>
      <text:p text:style-name="Standard">You will learn about containerization, the benefits, and advantages of utilizing containerization, how it is related to microservices, and the differences between containerization and virtualization.</text:p>
      <text:p text:style-name="Standard"/>
      <text:p text:style-name="Standard">We will talk about the importance of containers, and use cases. You will learn the differences between virtual machines and containers.</text:p>
      <text:p text:style-name="Standard"/>
      <text:p text:style-name="Standard">You will also learn about the most widely used platform for containers, Docker. We will look at docker architecture, and relay step-by-step instruction on how to get started with Docker. You will understand <text:soft-page-break/>Docker Compose, how to install it, and how to create a docker-compose file. You will also learn about the Docker development patterns and best practices.</text:p>
      <text:p text:style-name="Standard"/>
      <text:p text:style-name="Standard">Finally, we will talk about container registry, its types, and step-by-step instruction on how to use Docker Hub as a repository for your container images. </text:p>
      <text:p text:style-name="Standard"/>
      <text:p text:style-name="Standard">Enjoy the module this week. Containers are essential in today's modern development world to containerize your traditional or microservice-based applications.</text:p>
      <text:p text:style-name="Standard"/>
      <text:p text:style-name="Standard"/>
      <text:p text:style-name="Standard">WHY IT MATTERS</text:p>
      <text:p text:style-name="Standard">Underline</text:p>
      <text:p text:style-name="Standard"/>
      <text:p text:style-name="Standard">As a DevOps Engineer, you will be responsible for the organization's containers (e.g., Docker) as part of the CI/CD Pipeline.</text:p>
      <text:p text:style-name="Standard"/>
      <text:p text:style-name="Standard">Microservice Architecture</text:p>
      <text:p text:style-name="Standard"/>
      <text:p text:style-name="Standard">The microservice architecture is a variation of service architecture that positions non-agnostic services as high-performance, scalable assets. A microservice has a relatively small functional scope compared to other types of services and is usually deployed in a special, isolated environment equipped with dedicated infrastructure and resources. From an architectural perspective, this means that a microservice is deployed with all of the necessary libraries, solution logic, and runtime support necessary to establish its independence.</text:p>
      <text:p text:style-name="Standard"/>
      <text:p text:style-name="Standard">Containerization</text:p>
      <text:p text:style-name="Standard"/>
      <text:p text:style-name="Standard">Containerization is a deployment technique that can help maintain the independence of a microservice while providing features that facilitate management and scalability. Containerization allows the replication of entire applications. The application and its software stack reside within the container, but the container environment does not include the underlying operating system, unlike traditional virtualization technology.</text:p>
      <text:p text:style-name="Standard"/>
      <text:p text:style-name="Standard">Containers</text:p>
      <text:p text:style-name="Standard"/>
      <text:p text:style-name="Standard">Containers are an abstraction at the application or service layer that package code and dependencies together. Containers are lightweight, isolated packages containing everything needed to run an application. They have the bare minimum required to run the software, and require fewer resources than VMs. Applications or services deployed in the container normally share the same lifecycle with the container, meaning that the process, application, or service deployed in that container will start, stop, pause or resume when the container does.</text:p>
      <text:p text:style-name="Standard"/>
      <text:p text:style-name="Standard">Containers have many benefits: they are portable, allowing you to move containers to any environment without the need to change the application or software. They are efficient for resource utilization by significantly reducing the CPU, memory, and storage usage footprint compared to virtual machines. And they can be created and deployed much faster than virtual machines, which supports a more agile process that facilitates the implementation of microservices, continuous integration, and continuous delivery of applications.</text:p>
      <text:p text:style-name="Standard"/>
      <text:p text:style-name="Standard"><text:soft-page-break/>Docker and Docker Compose</text:p>
      <text:p text:style-name="Standard"/>
      <text:p text:style-name="Standard">Docker is currently the leading container technology. The Docker toolset is the easiest way to get started with containers and Kubernetes. With Docker Compose, you can create an easily shareable file that makes all of this a piece of cake.</text:p>
      <text:p text:style-name="Standard"/>
      <text:p text:style-name="Standard">Docker is an open platform for developers and system administrators to build, ship and run distributed applications. With Docker, IT organizations shrink application delivery from months to minutes, easily move workloads between data centers and the cloud and can achieve up to 20X greater efficiency in their use of computing resources.</text:p>
      <text:p text:style-name="Standard"/>
      <text:p text:style-name="Standard">Container Registry and DockerHub</text:p>
      <text:p text:style-name="Standard"/>
      <text:p text:style-name="Standard">A container registry is a repository used to store container images. Docker Hub is a service provided by Docker for finding and sharing container images with your team. It is the world's largest repository of container imag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7-17T21:19:36.971000000</meta:creation-date>
    <dc:date>2023-07-17T21:24:50.739000000</dc:date>
    <meta:editing-duration>PT5M14S</meta:editing-duration>
    <meta:editing-cycles>1</meta:editing-cycles>
    <meta:document-statistic meta:table-count="0" meta:image-count="0" meta:object-count="0" meta:page-count="3" meta:paragraph-count="44" meta:word-count="862" meta:character-count="5946" meta:non-whitespace-character-count="5127"/>
    <meta:generator>LibreOffice/6.1.2.1$Windows_X86_64 LibreOffice_project/65905a128db06ba48db947242809d14d3f9a93fe</meta:generator>
  </office:meta>
</office:document-meta>
</file>